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27cm" svg:x="6.715cm" svg:y="4.811cm">
          <text:p text:style-name="P1"><text:span text:style-name="T1">Site We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4cm" svg:height="1.27cm" svg:x="9.89cm" svg:y="7.35cm">
          <text:p text:style-name="P1"><text:span text:style-name="T1">Fronte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1.27cm" svg:x="3.54cm" svg:y="7.35cm">
          <text:p text:style-name="P1"><text:span text:style-name="T1">Module de</text:span></text:p>
          <text:p text:style-name="P1"><text:span text:style-name="T1">pai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4cm" svg:height="1.27cm" svg:x="6.715cm" svg:y="9.89cm">
          <text:p text:style-name="P1"><text:span text:style-name="T1">Identité visuel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54cm" svg:height="1.27cm" svg:x="13.065cm" svg:y="9.89cm">
          <text:p text:style-name="P1"><text:span text:style-name="T1">Mockup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4cm" svg:height="1.27cm" svg:x="9.89cm" svg:y="12.43cm">
          <text:p text:style-name="P1"><text:span text:style-name="T1">Création du</text:span></text:p>
          <text:p text:style-name="P1"><text:span text:style-name="T1">templ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54cm" svg:height="1.27cm" svg:x="16.24cm" svg:y="12.43cm">
          <text:p text:style-name="P1"><text:span text:style-name="T1">Dynamisati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985cm" svg:y1="6.081cm" svg:x2="4.81cm" svg:y2="7.35cm" draw:start-shape="id1" draw:start-glue-point="2" draw:end-shape="id2" svg:d="M7985 6081v635h-3175v634" svg:viewBox="0 0 3176 1270">
          <text:p/>
        </draw:connector>
        <draw:connector draw:style-name="gr2" draw:text-style-name="P1" draw:layer="layout" svg:x1="7.985cm" svg:y1="6.081cm" svg:x2="11.16cm" svg:y2="7.35cm" draw:start-shape="id1" draw:start-glue-point="2" draw:end-shape="id3" svg:d="M7985 6081v635h3175v634" svg:viewBox="0 0 3176 1270">
          <text:p/>
        </draw:connector>
        <draw:connector draw:style-name="gr2" draw:text-style-name="P1" draw:layer="layout" svg:x1="11.16cm" svg:y1="8.62cm" svg:x2="7.985cm" svg:y2="9.89cm" draw:start-shape="id3" draw:start-glue-point="2" draw:end-shape="id4" svg:d="M11160 8620v635h-3175v635" svg:viewBox="0 0 3176 1271">
          <text:p/>
        </draw:connector>
        <draw:connector draw:style-name="gr2" draw:text-style-name="P1" draw:layer="layout" svg:x1="11.16cm" svg:y1="8.62cm" svg:x2="14.335cm" svg:y2="9.89cm" draw:start-shape="id3" draw:start-glue-point="2" draw:end-shape="id5" draw:end-glue-point="0" svg:d="M11160 8620v635h3175v635" svg:viewBox="0 0 3176 1271">
          <text:p/>
        </draw:connector>
        <draw:connector draw:style-name="gr2" draw:text-style-name="P1" draw:layer="layout" svg:x1="14.335cm" svg:y1="11.16cm" svg:x2="11.16cm" svg:y2="12.43cm" draw:start-shape="id5" draw:start-glue-point="2" draw:end-shape="id6" draw:end-glue-point="0" svg:d="M14335 11160v635h-3175v635" svg:viewBox="0 0 3176 1271">
          <text:p/>
        </draw:connector>
        <draw:connector draw:style-name="gr2" draw:text-style-name="P1" draw:layer="layout" svg:x1="14.335cm" svg:y1="11.16cm" svg:x2="17.51cm" svg:y2="12.43cm" draw:start-shape="id5" draw:start-glue-point="2" draw:end-shape="id7" draw:end-glue-point="0" svg:d="M14335 11160v635h3175v635" svg:viewBox="0 0 3176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16:57.737199063</meta:creation-date>
    <dc:date>2015-05-24T16:22:20.491841580</dc:date>
    <meta:editing-duration>PT5M23S</meta:editing-duration>
    <meta:editing-cycles>1</meta:editing-cycles>
    <meta:document-statistic meta:object-count="13"/>
    <meta:generator>LibreOffice/4.3.7.2$Linux_X86_64 LibreOffice_project/430m0$Build-2</meta:generator>
  </office:meta>
</office:document-meta>
</file>